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04mm"/>
    </style:style>
    <style:style style:name="co3" style:family="table-column">
      <style:table-column-properties fo:break-before="auto" style:column-width="45.38mm"/>
    </style:style>
    <style:style style:name="co4" style:family="table-column">
      <style:table-column-properties fo:break-before="auto" style:column-width="56.96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 table:number-columns-repeated="2"/>
          <table:table-cell office:value-type="string" calcext:value-type="string">
            <text:p>https://www.futurlec.com/Capacitors/C1000U25Epr.shtm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https://www.digikey.ca/product-detail/en/taiyo-yuden/TMK212B7225MGHT/587-6358-1-ND/9949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9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https://www.digikey.ca/product-detail/en/taiyo-yuden/LMK212B7105KGHTR/587-6338-1-ND/99499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6, C7, C10, C11, C12, C13, C14, C16, C17, C18, C19, C20, C21, C22</text:p>
          </table:table-cell>
          <table:table-cell office:value-type="string" calcext:value-type="string">
            <text:p>1µF/16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https://www.digikey.ca/product-detail/en/kemet/C0805C105Z4VACTU/399-8011-1-ND/34717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15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https://www.digikey.ca/product-detail/en/kemet/C0805C104M3RACTU/399-8000-1-ND/34717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_PAD</text:p>
          </table:table-cell>
          <table:table-cell office:value-type="string" calcext:value-type="string">
            <text:p>bass_amplifier:LED_4X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1, RV2, RV3, RV4, RV5, RV6, RV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 table:number-columns-repeated="2"/>
          <table:table-cell office:value-type="string" calcext:value-type="string">
            <text:p>https://futurlec.com/Potentiometers/POT10Kpr.shtml</text:p>
          </table:table-cell>
          <table:table-cell table:number-columns-repeated="3"/>
          <table:table-cell office:value-type="string" calcext:value-type="string">
            <text:p>https://futurlec.com/Switches/KNOB18.s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X3</text:p>
          </table:table-cell>
          <table:table-cell office:value-type="string" calcext:value-type="string">
            <text:p>bass_amplifier:SW_SPST_X3</text:p>
          </table:table-cell>
          <table:table-cell table:number-columns-repeated="2"/>
          <table:table-cell office:value-type="string" calcext:value-type="string">
            <text:p>https://futurlec.com/Switches/PRBLKpr.shtm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Thermistor_NTC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 table:number-columns-repeated="2"/>
          <table:table-cell office:value-type="string" calcext:value-type="string">
            <text:p>https://www.pjrc.com/store/teensylc.htm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bass_amplifier:MCP3208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CP3208-CI-SL/MCP3208-CI-SL-ND/3059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 table:number-columns-repeated="2"/>
          <table:table-cell office:value-type="string" calcext:value-type="string">
            <text:p>https://www.digikey.ca/product-detail/en/nexperia-usa-inc/74HC14D-652/1727-3781-ND/76353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00-00-00</text:date>, <text:time style:data-style-name="N2" text:time-value="11:14:19.282121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40:18.985441593</meta:creation-date>
    <meta:generator>LibreOffice/6.0.7.3$Linux_X86_64 LibreOffice_project/00m0$Build-3</meta:generator>
    <dc:date>2020-03-03T12:21:01.689682854</dc:date>
    <meta:editing-duration>PT4H57M28S</meta:editing-duration>
    <meta:editing-cycles>15</meta:editing-cycles>
    <meta:document-statistic meta:table-count="1" meta:cell-count="102" meta:object-count="0"/>
  </office:meta>
</office:document-meta>
</file>